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78b" officeooo:paragraph-rsid="0019c78b"/>
    </style:style>
    <style:style style:name="P2" style:family="paragraph" style:parent-style-name="Standard">
      <style:text-properties fo:font-size="14pt" officeooo:rsid="0019c78b" officeooo:paragraph-rsid="0019c78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k to presentation</text:p>
      <text:p text:style-name="P1"/>
      <text:p text:style-name="P1"/>
      <text:p text:style-name="P1"><text:a xlink:type="simple" xlink:href="https://docs.google.com/presentation/d/1URJF6eQsq4oKe9E72pC4oQGoZqqvONQjgUnW0LQCUgg/edit#slide=id.gc6f80d1ff_0_0" text:style-name="Internet_20_link" text:visited-style-name="Visited_20_Internet_20_Link">https://docs.google.com/presentation/d/1URJF6eQsq4oKe9E72pC4oQGoZqqvONQjgUnW0LQCUgg/edit#slide=id.gc6f80d1ff_0_0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1:30:06.560995691</meta:creation-date>
    <dc:date>2020-12-03T21:35:54.506989734</dc:date>
    <meta:editing-duration>PT5M48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2" meta:word-count="4" meta:character-count="132" meta:non-whitespace-character-count="130"/>
  </office:meta>
</office:document-meta>
</file>